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2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style:page-number="1" fo:break-before="auto" fo:break-after="auto" fo:padding="0in" fo:border="none" fo:keep-with-next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ello World!</text:p>
      <text:p text:style-name="P1">This is a new line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2" meta:word-count="7" meta:character-count="31" meta:non-whitespace-character-count="26"/>
    <meta:generator>LibreOfficeDev/6.0.5.2$Linux_X86_64 LibreOffice_project/</meta:generator>
  </office:meta>
</office:document-meta>
</file>